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22CCFFC7A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826cm" svg:height="2.413cm" svg:x="13.065cm" svg:y="7.604cm">
          <text:p text:style-name="P1"><text:span text:style-name="T1">JavaScript</text:span></text:p>
        </draw:rect>
        <draw:rect draw:style-name="gr1" draw:text-style-name="P2" draw:layer="layout" svg:width="2.667cm" svg:height="2.54cm" svg:x="21.447cm" svg:y="7.477cm">
          <text:p text:style-name="P1"><text:span text:style-name="T1">HTML</text:span></text:p>
        </draw:rect>
        <draw:custom-shape draw:style-name="gr2" draw:text-style-name="P1" draw:layer="layout" svg:width="3.429cm" svg:height="0.508cm" svg:x="18.018cm" svg:y="8.5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2" draw:layer="layout" svg:width="2.794cm" svg:height="2.159cm" svg:x="21.574cm" svg:y="2.632cm">
          <text:p text:style-name="P1"><text:span text:style-name="T1">CSS</text:span></text:p>
          <text:p text:style-name="P1"><text:span text:style-name="T1">Bootstrap</text:span></text:p>
        </draw:rect>
        <draw:custom-shape draw:style-name="gr2" draw:text-style-name="P1" draw:layer="layout" svg:width="0.508cm" svg:height="2.667cm" svg:x="22.717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2" draw:layer="layout" svg:width="8.509cm" svg:height="2.155cm" draw:transform="skewX (0.0685914396033642) translate (8.112cm 1.805cm)">
          <text:p text:style-name="P1"><text:span text:style-name="T1">https:theunitedstates.io</text:span></text:p>
        </draw:rect>
        <draw:custom-shape draw:style-name="gr2" draw:text-style-name="P1" draw:layer="layout" svg:width="4.847cm" svg:height="0.56cm" draw:transform="rotate (-0.785398163398487) translate (12.445cm 3.908cm)">
          <text:p/>
          <draw:enhanced-geometry svg:viewBox="0 0 21600 21600" draw:mirror-horizontal="false" draw:mirror-vertical="false" draw:text-areas="0 ?f0 ?f5 ?f2" draw:type="right-arrow" draw:modifiers="17588.5714285714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3.556cm" svg:height="2.667cm" svg:x="5.953cm" svg:y="7.731cm">
          <text:p text:style-name="P1"><text:span text:style-name="T1">Jupyter</text:span></text:p>
          <text:p text:style-name="P1"><text:span text:style-name="T1">Notebook</text:span></text:p>
        </draw:rect>
        <draw:rect draw:style-name="gr3" draw:text-style-name="P2" draw:layer="layout" svg:width="4.191cm" svg:height="1.016cm" draw:transform="rotate (-0.785398163398487) translate (13.604cm 3.713cm)">
          <text:p text:style-name="P1"><text:span text:style-name="T1">GeoJSONs</text:span></text:p>
        </draw:rect>
        <draw:rect draw:style-name="gr1" draw:text-style-name="P2" draw:layer="layout" svg:width="5.842cm" svg:height="1.778cm" svg:x="1.635cm" svg:y="2.143cm">
          <text:p text:style-name="P1"><text:span text:style-name="T1">propublica.org</text:span></text:p>
        </draw:rect>
        <draw:rect draw:style-name="gr3" draw:text-style-name="P2" draw:layer="layout" svg:width="4.191cm" svg:height="1.016cm" draw:transform="rotate (-0.785398163398487) translate (5.905cm 3.713cm)">
          <text:p text:style-name="P1"><text:span text:style-name="T1">API calls</text:span></text:p>
        </draw:rect>
        <draw:custom-shape draw:style-name="gr2" draw:text-style-name="P1" draw:layer="layout" svg:width="4.847cm" svg:height="0.56cm" draw:transform="rotate (-0.785398163398487) translate (4.646cm 3.909cm)">
          <text:p/>
          <draw:enhanced-geometry svg:viewBox="0 0 21600 21600" draw:mirror-horizontal="false" draw:mirror-vertical="false" draw:text-areas="0 ?f0 ?f5 ?f2" draw:type="right-arrow" draw:modifiers="17588.5714285714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4.867cm" svg:height="3.175cm" svg:x="4.914cm" svg:y="13.901cm">
          <draw:image xlink:href="Pictures/10000201000002580000022CCFFC7A83.png" xlink:type="simple" xlink:show="embed" xlink:actuate="onLoad">
            <text:p text:style-name="P1"><text:span text:style-name="T1">SQLight</text:span></text:p>
            <text:p text:style-name="P1"><text:span text:style-name="T1">database</text:span></text:p>
          </draw:image>
        </draw:frame>
        <draw:custom-shape draw:style-name="gr2" draw:text-style-name="P1" draw:layer="layout" svg:width="0.508cm" svg:height="3.429cm" svg:x="7.35cm" svg:y="1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4.145cm" svg:height="1.905cm" svg:x="12.095cm" svg:y="14.727cm">
          <text:p text:style-name="P1">Flask</text:p>
          <text:p text:style-name="P1">App</text:p>
        </draw:rect>
        <draw:custom-shape draw:style-name="gr2" draw:text-style-name="P1" draw:layer="layout" svg:width="3.302cm" svg:height="0.508cm" svg:x="9.001cm" svg:y="15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3.302cm" svg:height="5.334cm" svg:x="20.431cm" svg:y="11.414cm">
          <text:p text:style-name="P1">D3.js</text:p>
          <text:p text:style-name="P1">Plotly</text:p>
          <text:p text:style-name="P1">Leaflet.js</text:p>
          <text:p text:style-name="P1">Canvas.js</text:p>
        </draw:rect>
        <draw:custom-shape draw:style-name="gr2" draw:text-style-name="P1" draw:layer="layout" svg:width="0.491cm" svg:height="5.037cm" draw:transform="rotate (0.7853981633973) translate (16.565cm 10.2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35cm" svg:height="4.699cm" svg:x="13.7cm" svg:y="9.9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3:46:58</meta:creation-date>
    <dc:date>2020-09-03T14:33:55</dc:date>
    <meta:editing-duration>PT15M9S</meta:editing-duration>
    <meta:editing-cycles>2</meta:editing-cycles>
    <meta:generator>OpenOffice/4.1.7$Unix OpenOffice.org_project/417m1$Build-9800</meta:generator>
    <meta:document-statistic meta:object-count="19"/>
  </office:meta>
</office:document-meta>
</file>